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gh concept</text:p>
      <text:p text:style-name="Standard">3rd person object dodging game using two buttons where you avoid obstacles that fly at you from a forward direction in 3 dimensions.</text:p>
      <text:p text:style-name="Standard"/>
      <text:p text:style-name="Standard">Story: </text:p>
      <text:p text:style-name="Standard"/>
      <text:p text:style-name="Standard">Controls : </text:p>
      <text:p text:style-name="Standard">the game is controlled by pressing two buttons that makes the character move lateraly to the left or right (left and right side on mobiles). </text:p>
      <text:p text:style-name="Standard"/>
      <text:p text:style-name="Standard">Obstacles : </text:p>
      <text:p text:style-name="Standard">Cubes, Spheres, Pyramids, Cones, Cylinder</text:p>
      <text:p text:style-name="Standard"/>
      <text:p text:style-name="Standard">Level variations : </text:p>
      <text:p text:style-name="Standard">Inside of a tube?</text:p>
      <text:p text:style-name="Standard"/>
      <text:p text:style-name="Standard"/>
      <text:p text:style-name="Standard">Notes : </text:p>
      <text:p text:style-name="Standard">I'd like to get some 2d elements in this game as well as the 3D. Like the character being a sprite.</text:p>
      <text:p text:style-name="Standard"/>
      <text:p text:style-name="Standard">Weapons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6S</meta:editing-duration>
    <meta:editing-cycles>4</meta:editing-cycles>
    <meta:generator>OpenOffice/4.1.1$Win32 OpenOffice.org_project/411m6$Build-9775</meta:generator>
    <dc:date>2015-10-01T22:17:13.30</dc:date>
    <dc:creator>alois kyrou</dc:creator>
    <meta:document-statistic meta:table-count="0" meta:image-count="0" meta:object-count="0" meta:page-count="1" meta:paragraph-count="12" meta:word-count="91" meta:character-count="508"/>
    <meta:user-defined meta:name="Info 1"/>
    <meta:user-defined meta:name="Info 2"/>
    <meta:user-defined meta:name="Info 3"/>
    <meta:user-defined meta:name="Info 4"/>
  </office:meta>
</office:document-meta>
</file>